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ab76" officeooo:paragraph-rsid="0007ab76"/>
    </style:style>
    <style:style style:name="P2" style:family="paragraph" style:parent-style-name="Standard" style:list-style-name="L1">
      <style:text-properties officeooo:rsid="0008486f" officeooo:paragraph-rsid="0008486f"/>
    </style:style>
    <style:style style:name="P3" style:family="paragraph" style:parent-style-name="Standard" style:list-style-name="L1">
      <style:text-properties officeooo:rsid="000865dc" officeooo:paragraph-rsid="000865dc"/>
    </style:style>
    <style:style style:name="P4" style:family="paragraph" style:parent-style-name="Standard" style:list-style-name="L1">
      <style:text-properties officeooo:rsid="000907bd" officeooo:paragraph-rsid="000907bd"/>
    </style:style>
    <style:style style:name="P5" style:family="paragraph" style:parent-style-name="Standard">
      <style:text-properties officeooo:rsid="000b0445" officeooo:paragraph-rsid="000b0445"/>
    </style:style>
    <style:style style:name="P6" style:family="paragraph" style:parent-style-name="Standard" style:list-style-name="L1">
      <style:text-properties officeooo:rsid="000e19ed" officeooo:paragraph-rsid="000e19e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1334214338" text:style-name="L1">
        <text:list-item>
          <text:p text:style-name="P2">Not Responsive.</text:p>
        </text:list-item>
        <text:list-item>
          <text:p text:style-name="P2">Wrong color pallets are used.</text:p>
        </text:list-item>
        <text:list-item>
          <text:p text:style-name="P2">No any design patterns are used.</text:p>
        </text:list-item>
        <text:list-item>
          <text:p text:style-name="P2">Ugly Top Navigation bar</text:p>
        </text:list-item>
        <text:list-item>
          <text:p text:style-name="P2">The footer is not correctly positioned and the content which should be at the footer is at the header section of the webpage(Ex:- Social media links).</text:p>
        </text:list-item>
        <text:list-item>
          <text:p text:style-name="P3">Unnecessary zooming buttons for the site are used.</text:p>
        </text:list-item>
        <text:list-item>
          <text:p text:style-name="P3">The page is taken only half of the screen.</text:p>
        </text:list-item>
        <text:list-item>
          <text:p text:style-name="P3">Horizontal scrolling</text:p>
        </text:list-item>
        <text:list-item>
          <text:p text:style-name="P3">Bad Content management</text:p>
        </text:list-item>
        <text:list-item>
          <text:p text:style-name="P4">No Visual Hierarchy is used.</text:p>
        </text:list-item>
        <text:list-item>
          <text:p text:style-name="P4">The Contact Us panel does only provide the contact details, no any form is provided for sending emails.</text:p>
        </text:list-item>
        <text:list-item>
          <text:p text:style-name="P4">Fonts and font sizes,</text:p>
        </text:list-item>
        <text:list-item>
          <text:p text:style-name="P6">Does not use SSL </text:p>
          <text:p text:style-name="P4"/>
        </text:list-item>
      </text:list>
      <text:p text:style-name="P5">Great sites to visit…</text:p>
      <text:p text:style-name="P5"><text:tab/><text:a xlink:type="simple" xlink:href="https://www.acma.gov.au/" text:style-name="Internet_20_link" text:visited-style-name="Visited_20_Internet_20_Link">https://www.acma.gov.au/</text:a></text:p>
      <text:p text:style-name="P5"><text:tab/><text:a xlink:type="simple" xlink:href="https://www.tra.org.bh/" text:style-name="Internet_20_link" text:visited-style-name="Visited_20_Internet_20_Link">https://www.tra.org.bh/</text:a></text:p>
      <text:p text:style-name="P5"><text:tab/><text:a xlink:type="simple" xlink:href="https://www.ibpt.be/consommateurs" text:style-name="Internet_20_link" text:visited-style-name="Visited_20_Internet_20_Link">https://www.ibpt.be/consommateurs</text:a></text:p>
      <text:p text:style-name="P5"><text:tab/><text:a xlink:type="simple" xlink:href="https://www.cra.ir/home" text:style-name="Internet_20_link" text:visited-style-name="Visited_20_Internet_20_Link">https://www.cra.ir/home</text:a></text:p>
      <text:p text:style-name="P5"><text:tab/><text:a xlink:type="simple" xlink:href="https://trc.gov.jo/" text:style-name="Internet_20_link" text:visited-style-name="Visited_20_Internet_20_Link">https://trc.gov.jo/</text:a></text:p>
      <text:p text:style-name="P5"><text:tab/><text:a xlink:type="simple" xlink:href="https://www.mca.org.mt/" text:style-name="Internet_20_link" text:visited-style-name="Visited_20_Internet_20_Link">https://www.mca.org.mt/</text:a></text:p>
      <text:p text:style-name="P5"><text:tab/><text:a xlink:type="simple" xlink:href="https://ncb.govmu.org/portal/sites/ncb/index.html" text:style-name="Internet_20_link" text:visited-style-name="Visited_20_Internet_20_Link">https://ncb.govmu.org/portal/sites/ncb/index.html</text:a></text:p>
      <text:p text:style-name="P5"><text:tab/><text:a xlink:type="simple" xlink:href="https://www.ncc.gov.ng/" text:style-name="Internet_20_link" text:visited-style-name="Visited_20_Internet_20_Link">https://www.ncc.gov.ng/</text:a></text:p>
      <text:p text:style-name="P5"><text:tab/><text:a xlink:type="simple" xlink:href="https://www.pta.gov.pk/en" text:style-name="Internet_20_link" text:visited-style-name="Visited_20_Internet_20_Link">https://www.pta.gov.pk/en</text:a></text:p>
      <text:p text:style-name="P5"><text:tab/><text:a xlink:type="simple" xlink:href="https://www.citc.gov.sa/ar/Pages/default.aspx" text:style-name="Internet_20_link" text:visited-style-name="Visited_20_Internet_20_Link">https://www.citc.gov.sa/ar/Pages/default.aspx</text:a></text:p>
      <text:p text:style-name="P5"><text:tab/><text:a xlink:type="simple" xlink:href="https://www.tra.gov.ae/" text:style-name="Internet_20_link" text:visited-style-name="Visited_20_Internet_20_Link">https://www.tra.gov.ae/</text:a></text:p>
      <text:p text:style-name="P5"><text:tab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9:48:07.598657639</meta:creation-date>
    <dc:date>2020-10-02T21:37:15.101930726</dc:date>
    <meta:editing-duration>PT46M2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25" meta:character-count="909" meta:non-whitespace-character-count="810"/>
  </office:meta>
</office:document-meta>
</file>